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3.4681in" style:rel-column-width="33963*"/>
    </style:style>
    <style:style style:name="Table1.B" style:family="table-column">
      <style:table-column-properties style:column-width="3.2243in" style:rel-column-width="31571*"/>
    </style:style>
    <style:style style:name="Table1.A1" style:family="table-cell">
      <style:table-cell-properties style:vertical-align="middle"/>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able_20_Contents">
      <style:paragraph-properties style:line-height-at-least="0.1252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ES30 Outdoor Speaker (price per pair)</text:span></text:p>
      <text:p text:style-name="Text_20_body">Cambridge Audio's ES30 offers a surprisingly large bass extension thanks to its ported cabinet design and specially selected mid/bass driver. This injection moulded cone woofer is mated to an aluminium dome tweeter for the crispest treble delivery.</text:p>
      <text:p text:style-name="Standard"/>
      <text:p text:style-name="Standard"/>
      <text:p text:style-name="Standard"/>
      <text:p text:style-name="Text_20_body">Cambridge Audio's ES30 offers a surprisingly large bass extension thanks to its ported cabinet design and specially selected mid/bass driver. This injection moulded cone woofer is mated to an aluminium dome tweeter for the crispest treble delivery. Both are carefully treated to ensure longevity even in humid or damp conditions. The durable cabinets are specially treated to prevent discoloration from UV rays, and the adjustable brackets and omnimount fittings allow owners great flexibility in positioning.</text:p>
      <text:p text:style-name="Text_20_body">These speakers have been specially tuned by the acoustic teams at Cambridge Audio to provide the sound quality and clarity you would associate from a well made standmount speaker, allowing you to enjoy the quality of your hi-fi outside your home.</text:p>
      <text:p text:style-name="Text_20_body"><text:span text:style-name="Strong_20_Emphasis">Features</text:span></text:p>
      <text:list xml:id="list5641589891086107332" text:style-name="L1">
        <text:list-item>
          <text:p text:style-name="P2">6.25" injection-moulded cone woofer </text:p>
        </text:list-item>
        <text:list-item>
          <text:p text:style-name="P2">1" aluminium dome tweeter </text:p>
        </text:list-item>
        <text:list-item>
          <text:p text:style-name="P2">Specifically designed for outdoor use </text:p>
        </text:list-item>
        <text:list-item>
          <text:p text:style-name="P2">Suitable for use in most weather conditions </text:p>
        </text:list-item>
        <text:list-item>
          <text:p text:style-name="P2">Discreet design </text:p>
        </text:list-item>
        <text:list-item>
          <text:p text:style-name="P2">Custom designed mounting bracket with cable routing hole </text:p>
        </text:list-item>
        <text:list-item>
          <text:p text:style-name="P2">Suitable with OmniMount brackets </text:p>
        </text:list-item>
        <text:list-item>
          <text:p text:style-name="P1">White finish </text:p>
        </text:list-item>
      </text:list>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P3">Sensitivity:</text:p>
          </table:table-cell>
          <table:table-cell table:style-name="Table1.A1" office:value-type="string">
            <text:p text:style-name="P3">90dB (1 Watt input)</text:p>
          </table:table-cell>
        </table:table-row>
        <table:table-row>
          <table:table-cell table:style-name="Table1.A1" office:value-type="string">
            <text:p text:style-name="P3">Frequency Response:</text:p>
          </table:table-cell>
          <table:table-cell table:style-name="Table1.A1" office:value-type="string">
            <text:p text:style-name="P3">55Hz – 20kHz</text:p>
          </table:table-cell>
        </table:table-row>
        <table:table-row>
          <table:table-cell table:style-name="Table1.A1" office:value-type="string">
            <text:p text:style-name="P3">Nominal Impedance:</text:p>
          </table:table-cell>
          <table:table-cell table:style-name="Table1.A1" office:value-type="string">
            <text:p text:style-name="P3">4 - 8 Ohms</text:p>
          </table:table-cell>
        </table:table-row>
        <table:table-row>
          <table:table-cell table:style-name="Table1.A1" office:value-type="string">
            <text:p text:style-name="P3">Recommended maximum amplifier power:</text:p>
          </table:table-cell>
          <table:table-cell table:style-name="Table1.A1" office:value-type="string">
            <text:p text:style-name="P3">10 – 120W</text:p>
          </table:table-cell>
        </table:table-row>
        <table:table-row>
          <table:table-cell table:style-name="Table1.A1" office:value-type="string">
            <text:p text:style-name="P3">Drive units:</text:p>
          </table:table-cell>
          <table:table-cell table:style-name="Table1.A1" office:value-type="string">
            <text:p text:style-name="P3">1 x 6.5” injection-moulded cone woofer<text:line-break/>1 x 1” aluminium dome tweeter</text:p>
          </table:table-cell>
        </table:table-row>
        <table:table-row>
          <table:table-cell table:style-name="Table1.A1" office:value-type="string">
            <text:p text:style-name="P3">Crossover:</text:p>
          </table:table-cell>
          <table:table-cell table:style-name="Table1.A1" office:value-type="string">
            <text:p text:style-name="P3">2-Way First Order</text:p>
          </table:table-cell>
        </table:table-row>
        <table:table-row>
          <table:table-cell table:style-name="Table1.A1" office:value-type="string">
            <text:p text:style-name="P3">Dimensions (H x W x D):</text:p>
          </table:table-cell>
          <table:table-cell table:style-name="Table1.A1" office:value-type="string">
            <text:p text:style-name="P3">330 x 202 x 198mm<text:line-break/>(13 x 7.9 x 7.8")</text:p>
          </table:table-cell>
        </table:table-row>
        <table:table-row>
          <table:table-cell table:style-name="Table1.A1" office:value-type="string">
            <text:p text:style-name="P3">Weight:</text:p>
          </table:table-cell>
          <table:table-cell table:style-name="Table1.A1" office:value-type="string">
            <text:p text:style-name="P3">3.4kg (7.4 lbs)</text:p>
          </table:table-cell>
        </table:table-row>
        <table:table-row>
          <table:table-cell table:style-name="Table1.A1" office:value-type="string">
            <text:p text:style-name="P3">Finishes:</text:p>
          </table:table-cell>
          <table:table-cell table:style-name="Table1.A1" office:value-type="string">
            <text:p text:style-name="P3">Whi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1S</meta:editing-duration>
    <meta:editing-cycles>3</meta:editing-cycles>
    <meta:generator>OpenOffice/4.1.1$Win32 OpenOffice.org_project/411m6$Build-9775</meta:generator>
    <dc:date>2018-01-29T21:37:44.39</dc:date>
    <meta:document-statistic meta:table-count="1" meta:image-count="0" meta:object-count="0" meta:page-count="1" meta:paragraph-count="32" meta:word-count="268" meta:character-count="1669"/>
    <dc:creator>Marti </dc:creator>
    <meta:user-defined meta:name="Info 1"/>
    <meta:user-defined meta:name="Info 2"/>
    <meta:user-defined meta:name="Info 3"/>
    <meta:user-defined meta:name="Info 4"/>
  </office:meta>
</office:document-meta>
</file>